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Poppins" svg:font-family="Poppins, sans-serif"/>
    <style:font-face style:name="Liberation Serif" svg:font-family="'Liberation Serif'" style:font-family-generic="roman" style:font-pitch="variable"/>
    <style:font-face style:name="Calibri1" svg:font-family="Calibri" style:font-adornments="Negrita" style:font-family-generic="swiss" style:font-pitch="variable"/>
    <style:font-face style:name="Calibri2" svg:font-family="Calibri" style:font-adornments="Negrita itálica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tyle="normal" fo:font-weight="normal" officeooo:rsid="002b11f9" officeooo:paragraph-rsid="00239e26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tyle="normal" fo:font-weight="bold" officeooo:rsid="002b11f9" officeooo:paragraph-rsid="00239e26" style:font-style-asian="normal" style:font-weight-asian="bold" style:font-style-complex="normal" style:font-weight-complex="bold"/>
    </style:style>
    <style:style style:name="P3" style:family="paragraph" style:parent-style-name="Standard" style:list-style-name="L1">
      <style:paragraph-properties fo:text-align="justify" style:justify-single-word="false"/>
      <style:text-properties fo:font-style="normal" fo:font-weight="normal" officeooo:rsid="002b11f9" officeooo:paragraph-rsid="00239e26" style:font-style-asian="normal" style:font-weight-asian="normal" style:font-style-complex="normal" style:font-weight-complex="normal"/>
    </style:style>
    <style:style style:name="P4" style:family="paragraph" style:parent-style-name="Standard" style:list-style-name="L2">
      <style:paragraph-properties fo:text-align="justify" style:justify-single-word="false"/>
      <style:text-properties fo:font-style="normal" fo:font-weight="normal" officeooo:rsid="002b11f9" officeooo:paragraph-rsid="00239e26" style:font-style-asian="normal" style:font-weight-asian="normal" style:font-style-complex="normal" style:font-weight-complex="normal"/>
    </style:style>
    <style:style style:name="P5" style:family="paragraph" style:parent-style-name="Standard" style:list-style-name="L3">
      <style:paragraph-properties fo:text-align="justify" style:justify-single-word="false"/>
      <style:text-properties fo:font-style="normal" fo:font-weight="normal" officeooo:rsid="002b11f9" officeooo:paragraph-rsid="00239e26" style:font-style-asian="normal" style:font-weight-asian="normal" style:font-style-complex="normal" style:font-weight-complex="normal"/>
    </style:style>
    <style:style style:name="P6" style:family="paragraph" style:parent-style-name="Standard" style:list-style-name="L4">
      <style:paragraph-properties fo:text-align="justify" style:justify-single-word="false"/>
      <style:text-properties fo:font-style="normal" fo:font-weight="normal" officeooo:rsid="002b11f9" officeooo:paragraph-rsid="00239e26" style:font-style-asian="normal" style:font-weight-asian="normal" style:font-style-complex="normal" style:font-weight-complex="normal"/>
    </style:style>
    <style:style style:name="P7" style:family="paragraph" style:parent-style-name="Standard" style:list-style-name="L5">
      <style:paragraph-properties fo:text-align="justify" style:justify-single-word="false"/>
      <style:text-properties fo:font-style="normal" fo:font-weight="normal" officeooo:rsid="002b11f9" officeooo:paragraph-rsid="00239e26" style:font-style-asian="normal" style:font-weight-asian="normal" style:font-style-complex="normal" style:font-weight-complex="normal"/>
    </style:style>
    <style:style style:name="P8" style:family="paragraph" style:parent-style-name="Standard" style:list-style-name="L6">
      <style:paragraph-properties fo:text-align="justify" style:justify-single-word="false"/>
      <style:text-properties fo:font-style="normal" fo:font-weight="normal" officeooo:rsid="002b11f9" officeooo:paragraph-rsid="00239e26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fo:font-weight="normal" officeooo:rsid="002b11f9" officeooo:paragraph-rsid="00239e26" style:font-style-asian="normal" style:font-weight-asian="normal" style:font-style-complex="normal" style:font-weight-complex="normal"/>
    </style:style>
    <style:style style:name="P10" style:family="paragraph">
      <style:paragraph-properties style:writing-mode="lr-tb"/>
    </style:style>
    <style:style style:name="T1" style:family="text">
      <style:text-properties fo:font-variant="normal" fo:text-transform="none" fo:color="#1d2125" loext:opacity="100%" style:font-name="Poppins" fo:font-size="9pt" fo:letter-spacing="normal"/>
    </style:style>
    <style:style style:name="T2" style:family="text">
      <style:text-properties fo:font-variant="normal" fo:text-transform="none" fo:color="#1d2125" loext:opacity="100%" style:font-name="Poppins" fo:font-size="9pt" fo:letter-spacing="normal" fo:font-style="normal" fo:font-weight="normal"/>
    </style:style>
    <style:style style:name="T3" style:family="text">
      <style:text-properties fo:font-variant="normal" fo:text-transform="none" fo:color="#1d2125" loext:opacity="100%" style:font-name="Poppins" fo:font-size="9pt" fo:letter-spacing="normal" fo:font-style="normal" fo:font-weight="bold"/>
    </style:style>
    <style:style style:name="T4" style:family="text">
      <style:text-properties fo:font-variant="normal" fo:text-transform="none" fo:color="#1d2125" loext:opacity="100%" style:font-name="Poppins" fo:font-size="9pt" fo:letter-spacing="normal" fo:font-weight="normal"/>
    </style:style>
    <style:style style:name="T5" style:family="text">
      <style:text-properties fo:font-variant="normal" fo:text-transform="none" fo:color="#1d2125" loext:opacity="100%" style:font-name="Poppins" fo:font-size="9pt" fo:letter-spacing="normal" fo:font-weight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a actividad se realizara por parejas, debéis notificarme por email con quien realizareis el proyecto.</text:p>
      <text:p text:style-name="P1"/>
      <text:p text:style-name="P1">El objetivo de la practica es desarrollar una página web para una empresa. El cliente nos pide que debe tener las siguientes características:</text:p>
      <text:p text:style-name="P1"/>
      <text:p text:style-name="P2">Registro de Usuarios:</text:p>
      <text:list xml:id="list2015736611" text:style-name="L1">
        <text:list-item>
          <text:p text:style-name="P3">Los visitantes deben poder registrarse como usuarios proporcionando información básica como nombre, correo electrónico y contraseña.</text:p>
        </text:list-item>
      </text:list>
      <text:p text:style-name="P1"/>
      <text:p text:style-name="P2">Autenticación de Usuarios:</text:p>
      <text:list xml:id="list3048210849" text:style-name="L2">
        <text:list-item>
          <text:p text:style-name="P4">Los usuarios registrados deben poder iniciar sesión utilizando su correo electrónico y contraseña.</text:p>
        </text:list-item>
        <text:list-item>
          <text:p text:style-name="P4">Se debe implementar un sistema seguro de autenticación para proteger la información de los usuarios. Que no se puedan acceder a secciones sin autentificarse, que la contraseña este cifrada…</text:p>
        </text:list-item>
      </text:list>
      <text:p text:style-name="P1"/>
      <text:p text:style-name="P2">Roles de Usuario:</text:p>
      <text:list xml:id="list3148275605" text:style-name="L3">
        <text:list-item>
          <text:p text:style-name="P5">La aplicación debe admitir diferentes roles de usuario, como "Administrador" y "Usuario".</text:p>
        </text:list-item>
        <text:list-item>
          <text:p text:style-name="P5">Cada rol tendrá diferentes niveles de acceso y privilegios dentro de la web.</text:p>
        </text:list-item>
      </text:list>
      <text:p text:style-name="P1"/>
      <text:p text:style-name="P2">Secciones Dinámicas:</text:p>
      <text:list xml:id="list2631068761" text:style-name="L4">
        <text:list-item>
          <text:p text:style-name="P6">La página web debe incluir secciones dinámicas como "Inicio", "Productos/Servicios", "Noticias/Actualizaciones", y "Contacto".</text:p>
        </text:list-item>
        <text:list-item>
          <text:p text:style-name="P6">El contenido de estas secciones debe poder ser gestionado dinámicamente a través de un panel de administración.</text:p>
        </text:list-item>
      </text:list>
      <text:p text:style-name="P1"/>
      <text:p text:style-name="P2">Subida de Imágenes (Galería):</text:p>
      <text:list xml:id="list1048744662" text:style-name="L5">
        <text:list-item>
          <text:p text:style-name="P7">Se debe proporcionar a los usuarios con roles adecuados la capacidad de subir imágenes para crear una galería de productos, servicios o eventos.</text:p>
        </text:list-item>
        <text:list-item>
          <text:p text:style-name="P7">Las imágenes deben poder ser administradas y organizadas fácilmente desde el panel de administración.</text:p>
        </text:list-item>
      </text:list>
      <text:p text:style-name="P1"/>
      <text:p text:style-name="P2">Panel de Administración:</text:p>
      <text:list xml:id="list1134852127" text:style-name="L6">
        <text:list-item>
          <text:p text:style-name="P8">Se debe desarrollar un panel de administración seguro y fácil de usar que permita a los administradores gestionar usuarios, roles, contenido , galería de imágenes y las posibles secciones dinámicas que contenga la web..</text:p>
        </text:list-item>
        <text:list-item>
          <text:p text:style-name="P8">Los administradores deben tener acceso completo para editar, agregar y eliminar contenido y usuarios según sea necesario.</text:p>
        </text:list-item>
        <text:list-item>
          <text:p text:style-name="P8"/>
        </text:list-item>
      </text:list>
      <text:p text:style-name="Text_20_body"><text:bookmark text:name="docs-internal-guid-94da45d9-7fff-831e-4ec1-e7b08e6cc790"/>Adjuntar una <text:span text:style-name="Strong_20_Emphasis">estimación (presupuesto) </text:span>aproximada del tiempo/dinero que será necesario para que se lleve a cabo este proyecto.</text:p>
      <text:p text:style-name="Text_20_body"><text:bookmark text:name="docs-internal-guid-94da45d9-7fff-831e-4ec1-e7b08e6cc7901"/>Se deberá entregar el <text:span text:style-name="Strong_20_Emphasis">proyecto al completo así como todos los ficheros de código </text:span>(incluida la <text:soft-page-break/>base de datos).</text:p>
      <text:p text:style-name="Text_20_body"><text:bookmark text:name="docs-internal-guid-94da45d9-7fff-831e-4ec1-e7b08e6cc7902"/><text:span text:style-name="Strong_20_Emphasis">Se entregara un video en el que expondréis vuestro proyecto.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Poppins" svg:font-family="Poppins, sans-serif"/>
    <style:font-face style:name="Liberation Serif" svg:font-family="'Liberation Serif'" style:font-family-generic="roman" style:font-pitch="variable"/>
    <style:font-face style:name="Calibri1" svg:font-family="Calibri" style:font-adornments="Negrita" style:font-family-generic="swiss" style:font-pitch="variable"/>
    <style:font-face style:name="Calibri2" svg:font-family="Calibri" style:font-adornments="Negrita itálica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fo:line-height="115%" fo:text-align="justify" style:justify-single-word="false" style:page-number="auto"/>
      <style:text-properties style:font-name="Calibri" fo:font-family="Calibri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199cm" fo:margin-bottom="0cm" style:contextual-spacing="false" style:page-number="auto"/>
      <style:text-properties style:font-name="Calibri1" fo:font-family="Calibri" style:font-style-name="Negrita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margin-top="0cm" fo:margin-bottom="0cm" style:contextual-spacing="false" style:page-number="auto"/>
      <style:text-properties style:font-name="Calibri2" fo:font-family="Calibri" style:font-style-name="Negrita itálica" style:font-family-generic="swiss" style:font-pitch="variable" fo:font-size="90%" fo:font-style="italic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-top="0cm" fo:margin-bottom="0cm" style:contextual-spacing="false" style:page-number="auto"/>
      <style:text-properties style:font-name="Calibri1" fo:font-family="Calibri" style:font-style-name="Negrita" style:font-family-generic="swiss" style:font-pitch="variable" fo:font-size="80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14T15:57:31.260000000</dc:date>
    <meta:editing-duration>PT1H24M2S</meta:editing-duration>
    <meta:editing-cycles>16</meta:editing-cycles>
    <meta:generator>LibreOffice/7.1.8.1$Windows_X86_64 LibreOffice_project/e1f30c802c3269a1d052614453f260e49458c82c</meta:generator>
    <meta:document-statistic meta:table-count="0" meta:image-count="0" meta:object-count="0" meta:page-count="2" meta:paragraph-count="23" meta:word-count="316" meta:character-count="2094" meta:non-whitespace-character-count="1812"/>
  </office:meta>
</office:document-meta>
</file>